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2.7846in"/>
    </style:style>
    <style:style style:name="co4" style:family="table-column">
      <style:table-column-properties fo:break-before="auto" style:column-width="9.1791in"/>
    </style:style>
    <style:style style:name="co5" style:family="table-column">
      <style:table-column-properties fo:break-before="auto" style:column-width="3.387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d59"/>
    </style:style>
    <style:style style:name="ce2" style:family="table-cell" style:parent-style-name="Default">
      <style:table-cell-properties fo:background-color="#01fd55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d59"/>
    </style:style>
    <style:style style:name="ce8" style:family="table-cell" style:parent-style-name="Default">
      <style:table-cell-properties fo:background-color="#01fd55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inanc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4958146" calcext:value-type="float">
            <text:p>2495814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de &gt; covid-19 audiences (corona pandemic) &gt; covid-19 personal finance <text:s/>&gt; credit loan seek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4956613" calcext:value-type="float">
            <text:p>24956613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de &gt; place visits <text:s/>&gt; businesses and services &gt; financial &gt; banks &amp; credit unions &gt; commerzbank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4953584" calcext:value-type="float">
            <text:p>24953584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es &gt; place visits &gt; businesses and services &gt; financial &gt; banks &amp; credit unions &gt; caja rural de navarra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5422799" calcext:value-type="float">
            <text:p>25422799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atm &gt; atm &gt; credit cooperatif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422804" calcext:value-type="float">
            <text:p>25422804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atm &gt; atm &gt; credit du nord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422801" calcext:value-type="float">
            <text:p>2542280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atm &gt; atm &gt; credit maritim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422802" calcext:value-type="float">
            <text:p>2542280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atm &gt; atm &gt; credit mutuel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422798" calcext:value-type="float">
            <text:p>2542279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banking &gt; bank &gt; credit agricol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422800" calcext:value-type="float">
            <text:p>25422800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banking &gt; bank &gt; credit foncie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422803" calcext:value-type="float">
            <text:p>25422803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fr &gt; place visits &gt; by brand &gt; business and services &gt; banking &gt; bank &gt; credit mutuel de bretagn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4966091" calcext:value-type="float">
            <text:p>2496609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it &gt; place visits &gt; businesses and services &gt; financial &gt; banks &amp; credit unions &gt; fineco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4968011" calcext:value-type="float">
            <text:p>2496801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it &gt; place visits &gt; businesses and services &gt; financial &gt; banks &amp; credit unions &gt; unicredit banca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4968012" calcext:value-type="float">
            <text:p>2496801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it &gt; place visits &gt; businesses and services &gt; financial &gt; banks &amp; credit unions &gt; unicredit banca di roma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421573" calcext:value-type="float">
            <text:p>25421573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it &gt; place visits &gt; by brand &gt; business and services &gt; banking &gt; bank &gt; cariparma credit agricol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423772" calcext:value-type="float">
            <text:p>2542377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dsquare data alliance &gt; it &gt; place visits &gt; by brand &gt; business and services &gt; banking &gt; bank &gt; friuladria credit agricol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715189" calcext:value-type="float">
            <text:p>13715189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az direct &gt; de &gt; az target groups &gt; finance &gt; installment credi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100057" calcext:value-type="float">
            <text:p>810005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branded data &gt; affinity answers &gt; brands &gt; financial services &gt; credit agricole f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012563" calcext:value-type="float">
            <text:p>8012563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branded data &gt; nordic data resources &gt; denmark &gt; super target &gt; loans &amp; pensions &gt; loans &amp; credit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table:style-name="ce7" office:value-type="float" office:value="483" calcext:value-type="float">
            <text:p>483</text:p>
          </table:table-cell>
          <table:table-cell table:style-name="ce7" office:value-type="float" office:value="2639041" calcext:value-type="float">
            <text:p>2639041</text:p>
          </table:table-cell>
          <table:table-cell table:style-name="ce7" office:value-type="string" calcext:value-type="string">
            <text:p><text:s/>credit ?(level|score|crunched)?</text:p>
          </table:table-cell>
          <table:table-cell table:style-name="ce7" office:value-type="string" calcext:value-type="string">
            <text:p>experian fr - mosaic - young active families - addicted to credit and technology with children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255374" calcext:value-type="float">
            <text:p>8255374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credit card frequency used - 2-3 time a mont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255375" calcext:value-type="float">
            <text:p>825537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credit card frequency used - daily used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255376" calcext:value-type="float">
            <text:p>825537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credit card frequency used - once a mont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255377" calcext:value-type="float">
            <text:p>825537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credit card frequency used - once a week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255382" calcext:value-type="float">
            <text:p>825538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new credit - under 6000 euro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255383" calcext:value-type="float">
            <text:p>8255383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new credit - up to 15000 euro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55385" calcext:value-type="float">
            <text:p>825538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new credit - up to 6000 euros under 15000 euro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255386" calcext:value-type="float">
            <text:p>825538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number of credit - 1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55387" calcext:value-type="float">
            <text:p>825538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e - number of credit - up to 2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255391" calcext:value-type="float">
            <text:p>825539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xperian sp - financial - credit consumer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255392" calcext:value-type="float">
            <text:p>8255392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experian sp - financial - great consumer of credit and card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255395" calcext:value-type="float">
            <text:p>8255395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experian sp - financial - retirees without credi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55396" calcext:value-type="float">
            <text:p>8255396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experian sp - financial - unqualified credit consumer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180606" calcext:value-type="float">
            <text:p>2218060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number of credit cards they have - more than on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180607" calcext:value-type="float">
            <text:p>2218060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number of credit cards they have - on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180627" calcext:value-type="float">
            <text:p>2218062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total frequency use of the credit card - 2-3 times a month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180628" calcext:value-type="float">
            <text:p>2218062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total frequency use of the credit card - less frequentl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180630" calcext:value-type="float">
            <text:p>22180630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total frequency use of the credit card - once a month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180631" calcext:value-type="float">
            <text:p>2218063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total frequency use of the credit card - once a week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180632" calcext:value-type="float">
            <text:p>2218063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credit cards - total frequency use of the credit card - one or more times a day or several times a week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180698" calcext:value-type="float">
            <text:p>2218069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sociodemographic - financial segmentation - sf1 - non experienced credit consum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180699" calcext:value-type="float">
            <text:p>22180699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sociodemographic - financial segmentation - sf2 - credit consumer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180701" calcext:value-type="float">
            <text:p>2218070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es experian - sociodemographic - financial segmentation - sf4 - great consumer of credit and card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255925" calcext:value-type="float">
            <text:p>725592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auto insurance - credit agrico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255926" calcext:value-type="float">
            <text:p>725592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auto insurance - credit mutue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255949" calcext:value-type="float">
            <text:p>7255949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banking - credit agrico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255950" calcext:value-type="float">
            <text:p>7255950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banking - credit cooperat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255951" calcext:value-type="float">
            <text:p>725595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banking - credit du nord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255952" calcext:value-type="float">
            <text:p>725595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fr kantar - consumer financial - banking - credit mutue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790241" calcext:value-type="float">
            <text:p>21790241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auto insurance - credit agrico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790242" calcext:value-type="float">
            <text:p>2179024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auto insurance - credit mutue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1790284" calcext:value-type="float">
            <text:p>21790284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banking - credit agrico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790285" calcext:value-type="float">
            <text:p>2179028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banking - credit cooperat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790286" calcext:value-type="float">
            <text:p>2179028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banking - credit du nord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1790287" calcext:value-type="float">
            <text:p>2179028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eyeota - miq - fr kantar media tgi - banking - credit mutue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3680" calcext:value-type="float">
            <text:p>4073680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international_eu - france credit level - excell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73678" calcext:value-type="float">
            <text:p>4073678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international_eu - france credit level - good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4608" calcext:value-type="float">
            <text:p>4074608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international_eu - germany credit level - excell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4606" calcext:value-type="float">
            <text:p>4074606</text:p>
          </table:table-cell>
          <table:table-cell office:value-type="string" calcext:value-type="string">
            <text:p><text:s/>credit ?(level|score|crunched)?</text:p>
          </table:table-cell>
          <table:table-cell table:style-name="ce8" office:value-type="string" calcext:value-type="string">
            <text:p>international_eu - germany credit level - good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5606" calcext:value-type="float">
            <text:p>407560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international_eu - italy credit level - excell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75605" calcext:value-type="float">
            <text:p>407560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international_eu - italy credit level - good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71220" calcext:value-type="float">
            <text:p>4071220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international_eu - spain credit level - excell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71212" calcext:value-type="float">
            <text:p>4071212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international_eu - spain credit level - good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725798" calcext:value-type="float">
            <text:p>2072579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nielsen france - social - finance - credit &amp; lending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168365" calcext:value-type="float">
            <text:p>216836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nielsen restaurants - credit card data - carrabbas italian grill - all credit/debit buy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333134" calcext:value-type="float">
            <text:p>7333134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nielsen restaurants - credit card data - carrabbas italian grill - heavy credit/debit buyer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333135" calcext:value-type="float">
            <text:p>7333135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nielsen restaurants - credit card data - carrabbas italian grill - light credit/debit buyer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333136" calcext:value-type="float">
            <text:p>7333136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nielsen restaurants - credit card data - carrabbas italian grill - medium credit/debit buyer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938228" calcext:value-type="float">
            <text:p>2093822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peer39: custom category&gt;bank of ireland | credit card</text:p>
          </table:table-cell>
          <table:table-cell office:value-type="string" calcext:value-type="string">
            <text:p>['ireland']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39137" calcext:value-type="float">
            <text:p>5439137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xaxswitz_credit_suisse_negative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39138" calcext:value-type="float">
            <text:p>5439138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xaxswitz_credit_suisse_negative_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39139" calcext:value-type="float">
            <text:p>5439139</text:p>
          </table:table-cell>
          <table:table-cell office:value-type="string" calcext:value-type="string">
            <text:p><text:s/>credit ?(level|score|crunched)?</text:p>
          </table:table-cell>
          <table:table-cell office:value-type="string" calcext:value-type="string">
            <text:p>xaxswitz_credit_suisse_negative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255414" calcext:value-type="float">
            <text:p>8255414</text:p>
          </table:table-cell>
          <table:table-cell office:value-type="string" calcext:value-type="string">
            <text:p>(un)?insured</text:p>
          </table:table-cell>
          <table:table-cell office:value-type="string" calcext:value-type="string">
            <text:p>experian sp - insurance - always insured with total coverag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180707" calcext:value-type="float">
            <text:p>22180707</text:p>
          </table:table-cell>
          <table:table-cell office:value-type="string" calcext:value-type="string">
            <text:p>(un)?insured</text:p>
          </table:table-cell>
          <table:table-cell table:style-name="ce9" office:value-type="string" calcext:value-type="string">
            <text:p>eyeota - es experian - sociodemographic - insurance segmentation - ta1 - always insured with total coverag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4968069" calcext:value-type="float">
            <text:p>24968069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adsquare data alliance &gt; de &gt; interests &gt; sports <text:s/>&gt; 2018 soccer world cup in russia &gt; world cup sports betting enthusias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597903" calcext:value-type="float">
            <text:p>13597903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data owners &gt; ketchup adv &gt; it &gt; intent betting &gt; intent betting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986515" calcext:value-type="float">
            <text:p>6986515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eyeota - de kantar - sports and leisure - sports - watching, reading, browsing - any sports (excluding games and betting)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986516" calcext:value-type="float">
            <text:p>6986516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eyeota - de kantar - sports and leisure - sports - watching, reading, browsing - games and bet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790185" calcext:value-type="float">
            <text:p>21790185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eyeota - miq - de kantar media tgi - sport - watching, reading, browsing - any sports (excluding games and betting)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790186" calcext:value-type="float">
            <text:p>21790186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eyeota - miq - de kantar media tgi - sport - watching, reading, browsing - games and bet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8060832" calcext:value-type="float">
            <text:p>18060832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eyeota - se ndr - 11 interests kantar sifo - interested in: betting on horses / horse racing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3278478" calcext:value-type="float">
            <text:p>23278478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it &gt; zeotap &gt; custom &gt; sports betting &amp; casino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3278473" calcext:value-type="float">
            <text:p>23278473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it &gt; zeotap &gt; purchase intent &gt; casino &amp; sports betting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4706427" calcext:value-type="float">
            <text:p>24706427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mbbmedia_fr_bett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111405" calcext:value-type="float">
            <text:p>22111405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mbbmedia_fr_betting_poker_generic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111419" calcext:value-type="float">
            <text:p>22111419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mbbmedia_fr_betting_poker_joueu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30967" calcext:value-type="float">
            <text:p>8830967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tradespottinges_es_sport_betting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248840" calcext:value-type="float">
            <text:p>11248840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tradespottinges_es_sports_betting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373050" calcext:value-type="float">
            <text:p>11373050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unibet_fi_generic_betting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87502" calcext:value-type="float">
            <text:p>3087502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xaxisro_ro_sports_betting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191247" calcext:value-type="float">
            <text:p>22191247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germany &gt; interest &gt; betting app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789381" calcext:value-type="float">
            <text:p>11789381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italy &gt; interest &gt; bett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848822" calcext:value-type="float">
            <text:p>14848822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italy &gt; interest &gt; betting &gt; casino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848828" calcext:value-type="float">
            <text:p>14848828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italy &gt; interest &gt; betting &gt; football/soccer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382742" calcext:value-type="float">
            <text:p>17382742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italy &gt; purchase intent &gt; betting &gt; casino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185089" calcext:value-type="float">
            <text:p>17185089</text:p>
          </table:table-cell>
          <table:table-cell office:value-type="string" calcext:value-type="string">
            <text:p>betting</text:p>
          </table:table-cell>
          <table:table-cell table:style-name="ce7" office:value-type="string" calcext:value-type="string">
            <text:p>zeotap &gt; italy &gt; purchase intent &gt; casino &amp; sports betting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722795" calcext:value-type="float">
            <text:p>13722795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gfk &gt; de &gt; purchasing power for retail product lines &gt; champagn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4967297" calcext:value-type="float">
            <text:p>24967297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adsquare data alliance &gt; de &gt; covid-19 audiences (corona pandemic) &gt; covid-19 interests &amp;amp; <text:s/>activities <text:s/>&gt; gambling &amp; betting enthusiasts <text:s/>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422090" calcext:value-type="float">
            <text:p>25422090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adsquare data alliance &gt; se &gt; place visits &gt; by category &gt; going out-entertainment &gt; gambling-lottery-betting &gt; casino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670081" calcext:value-type="float">
            <text:p>21670081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audience 78409, es &gt; gambl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013584" calcext:value-type="float">
            <text:p>801358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branded data &gt; nordic data resources &gt; sweden &gt; super target &gt; media &gt; tv &gt; games/gambl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101293" calcext:value-type="float">
            <text:p>15101293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branded data &gt; nordic data resources &gt; sweden &gt; tv programs &gt; games/gambling (power reach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54943" calcext:value-type="float">
            <text:p>11154943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branded data &gt; nordic data resources &gt; sweden &gt; tv programs &gt; games/gambling (super target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1209045" calcext:value-type="float">
            <text:p>21209045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bridge &gt; custom segment &gt; france &gt; parions sport en ligne &gt; gambling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680259" calcext:value-type="float">
            <text:p>1668025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custom segments &gt; schober mobile data germany - gamblers - gps dat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8302674" calcext:value-type="float">
            <text:p>1830267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data owners &gt; experian it &gt; online behaviors &gt; betting, gambling &amp; lottery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694381" calcext:value-type="float">
            <text:p>16694381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datawrkz2_pr_gambling_s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582654" calcext:value-type="float">
            <text:p>1258265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chteliebe_gambling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73917" calcext:value-type="float">
            <text:p>3273917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xelate interest - gambling - uk - sports betting - european football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575926" calcext:value-type="float">
            <text:p>17575926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dk ndr - 15 kantar media tns dk - tns gallup lifestyle - online gambler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782364" calcext:value-type="float">
            <text:p>2178236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miq - uk experian - spend trends - likely to spend on gambl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741774" calcext:value-type="float">
            <text:p>1574177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se ndr - 11 interests - interested in: betting / gambl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741773" calcext:value-type="float">
            <text:p>15741773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se ndr - 11 interests - interested in: betting / gambl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742689" calcext:value-type="float">
            <text:p>1574268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se ndr - 16 tv - tv-programs: games / gambl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7576550" calcext:value-type="float">
            <text:p>17576550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se ndr - 18 kantar media tgi se - orvesto lifestyle - online gamblers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615090" calcext:value-type="float">
            <text:p>17615090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eyeota - uk experian - spend trends - likely to spend on gambl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658635" calcext:value-type="float">
            <text:p>14658635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groupmnordic_nestle_negative_keywords_gambling_dk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72694" calcext:value-type="float">
            <text:p>407269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international_eu - france gambl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3899" calcext:value-type="float">
            <text:p>407389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international_eu - germany gambl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74969" calcext:value-type="float">
            <text:p>407496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international_eu - italy gambl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70247" calcext:value-type="float">
            <text:p>4070247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international_eu - spain gambl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7489" calcext:value-type="float">
            <text:p>61748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mediaiq_gs_french_gambl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328623" calcext:value-type="float">
            <text:p>21328623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mediaiq_neg_tomboladenmarkgamblingaddictio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328974" calcext:value-type="float">
            <text:p>21328974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mediaiq_neg_tombolaswedengamblingaddiction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486673" calcext:value-type="float">
            <text:p>25486673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msft - gambling - f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1211927" calcext:value-type="float">
            <text:p>21211927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peer39: custom category&gt;danish_sportsgamblinggaming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3636680" calcext:value-type="float">
            <text:p>23636680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peer39: custom category&gt;greek_sportsgamblinggaming</text:p>
          </table:table-cell>
          <table:table-cell office:value-type="string" calcext:value-type="string">
            <text:p>['greece']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211928" calcext:value-type="float">
            <text:p>21211928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peer39: custom category&gt;romanian_sportsgamblinggaming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732539" calcext:value-type="float">
            <text:p>20732539</text:p>
          </table:table-cell>
          <table:table-cell office:value-type="string" calcext:value-type="string">
            <text:p>gambl(ing|er)</text:p>
          </table:table-cell>
          <table:table-cell table:style-name="ce7" office:value-type="string" calcext:value-type="string">
            <text:p>peer39: custom category&gt;swedish_sportsgamblinggaming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4967900" calcext:value-type="float">
            <text:p>24967900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start.io &gt; hr &gt; custom &gt; redview media &gt; startapp_gamblers croatia </text:p>
          </table:table-cell>
          <table:table-cell office:value-type="string" calcext:value-type="string">
            <text:p>['croatia']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218892" calcext:value-type="float">
            <text:p>22218892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startapp_gamblers croatia </text:p>
          </table:table-cell>
          <table:table-cell office:value-type="string" calcext:value-type="string">
            <text:p>['croatia']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4807" calcext:value-type="float">
            <text:p>664807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suite66_enter_gambling_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530356" calcext:value-type="float">
            <text:p>11530356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unibet_ger_gambl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03348" calcext:value-type="float">
            <text:p>9003348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xaxisdk_gambling_predicted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37208" calcext:value-type="float">
            <text:p>2137208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xaxisema_gs_gambling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921131" calcext:value-type="float">
            <text:p>13921131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zeotap &gt; france &gt; interest &gt; gamble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921148" calcext:value-type="float">
            <text:p>13921148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zeotap &gt; france &gt; interest &gt; gamble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921168" calcext:value-type="float">
            <text:p>13921168</text:p>
          </table:table-cell>
          <table:table-cell office:value-type="string" calcext:value-type="string">
            <text:p>gambl(ing|er)</text:p>
          </table:table-cell>
          <table:table-cell office:value-type="string" calcext:value-type="string">
            <text:p>zeotap &gt; france &gt; interest &gt; gamble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4967404" calcext:value-type="float">
            <text:p>2496740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de &gt; covid-19 audiences (corona pandemic) &gt; covid-19 personal finance <text:s/>&gt; insurance seek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225894" calcext:value-type="float">
            <text:p>1322589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de &gt; interests &gt; personal finance &gt; insurance seek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5420418" calcext:value-type="float">
            <text:p>254204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de &gt; place visits &gt; by brand &gt; business and services &gt; commercial services &gt; finance and insurance &gt; barmer gek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967401" calcext:value-type="float">
            <text:p>2496740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es &gt; interests &gt; business and finance &gt; insurance seek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5421547" calcext:value-type="float">
            <text:p>254215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es &gt; place visits &gt; by brand &gt; business and services &gt; commercial services &gt; finance and insurance &gt; caixa catalunya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227692" calcext:value-type="float">
            <text:p>1322769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fr &gt; interests &gt; personal finance &gt; insurance seek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419924" calcext:value-type="float">
            <text:p>2541992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fr &gt; place visits &gt; by brand &gt; business and services &gt; commercial services &gt; finance and insurance &gt; allianz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419743" calcext:value-type="float">
            <text:p>2541974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fr &gt; place visits &gt; by brand &gt; business and services &gt; commercial services &gt; finance and insurance &gt; axa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4967405" calcext:value-type="float">
            <text:p>2496740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it &gt; interests &gt; business and finance &gt; insurance seek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424530" calcext:value-type="float">
            <text:p>2542453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dsquare data alliance &gt; it &gt; place visits &gt; by brand &gt; business and services &gt; commercial services &gt; finance and insurance &gt; generali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714409" calcext:value-type="float">
            <text:p>13714409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az direct &gt; de &gt; az target groups &gt; insurance &gt; best ager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714587" calcext:value-type="float">
            <text:p>13714587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az direct &gt; de &gt; az target groups &gt; insurance &gt; familie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714403" calcext:value-type="float">
            <text:p>13714403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az direct &gt; de &gt; az target groups &gt; insurance &gt; individualistic about risk-tak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714479" calcext:value-type="float">
            <text:p>13714479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az direct &gt; de &gt; az target groups &gt; insurance &gt; job starter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714423" calcext:value-type="float">
            <text:p>13714423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az direct &gt; de &gt; az target groups &gt; insurance &gt; social security-oriented peopl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155306" calcext:value-type="float">
            <text:p>1115530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has a private health insurance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101440" calcext:value-type="float">
            <text:p>1510144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has an auto help insurance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56639" calcext:value-type="float">
            <text:p>111566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has an auto help insurence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102737" calcext:value-type="float">
            <text:p>1510273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has an unemployment insurance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154777" calcext:value-type="float">
            <text:p>1115477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has an unemployment insurance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155101" calcext:value-type="float">
            <text:p>1115510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denmark &gt; economy &gt; insurance &gt; no unemployment insurance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152887" calcext:value-type="float">
            <text:p>1115288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germany &gt; financial services &gt; financial products &gt; home buildings/contents insurance (super target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157072" calcext:value-type="float">
            <text:p>1115707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germany &gt; financial services &gt; financial products &gt; motor insurance (super target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157525" calcext:value-type="float">
            <text:p>1115752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germany &gt; financial services &gt; financial products &gt; other insurance (super target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103169" calcext:value-type="float">
            <text:p>1510316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sweden &gt; online shopping &gt; insurances (power reach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153604" calcext:value-type="float">
            <text:p>1115360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randed data &gt; nordic data resources &gt; sweden &gt; online shopping &gt; insurances (super target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782970" calcext:value-type="float">
            <text:p>1578297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ustom segments &gt; adex|germany|gutefrage|interests|personalfinance|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266302" calcext:value-type="float">
            <text:p>19266302</text:p>
          </table:table-cell>
          <table:table-cell office:value-type="string" calcext:value-type="string">
            <text:p>insurance</text:p>
          </table:table-cell>
          <table:table-cell table:style-name="ce8" office:value-type="string" calcext:value-type="string">
            <text:p>custom segments &gt; schober b2b mobile data germany - banks, insurance companies and financial service providers - 1st and 2nd management level - gps dat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8303262" calcext:value-type="float">
            <text:p>1830326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ata owners &gt; experian it &gt; online behaviors &gt; car insurance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3597885" calcext:value-type="float">
            <text:p>1359788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ata owners &gt; ketchup adv &gt; it &gt; intent personal finance &gt; intent insurance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38981" calcext:value-type="float">
            <text:p>2638981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experian fr - mosaic - active families in the countryside - craftspeople, life insurance and equip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38999" calcext:value-type="float">
            <text:p>2638999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experian fr - mosaic - families in comfort - families, teens, tv and life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255415" calcext:value-type="float">
            <text:p>825541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ar insurance - third part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255416" calcext:value-type="float">
            <text:p>825541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ar insurance - third party with some extra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255417" calcext:value-type="float">
            <text:p>82554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ar insurance - with exemptio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255418" calcext:value-type="float">
            <text:p>82554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ar insurance - without exemptio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255419" calcext:value-type="float">
            <text:p>825541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ompulsory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255420" calcext:value-type="float">
            <text:p>82554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compulsory insurance and health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255424" calcext:value-type="float">
            <text:p>825542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great insurance consum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255425" calcext:value-type="float">
            <text:p>825542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hom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255426" calcext:value-type="float">
            <text:p>825542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home insurance - building coverag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255427" calcext:value-type="float">
            <text:p>825542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home insurance - contents coverag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55428" calcext:value-type="float">
            <text:p>825542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home insurance - full coverag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255429" calcext:value-type="float">
            <text:p>825542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insurance consum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255430" calcext:value-type="float">
            <text:p>825543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life insurance - accide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255431" calcext:value-type="float">
            <text:p>825543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life insurance - in case of deat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255432" calcext:value-type="float">
            <text:p>825543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life insurance - in case of death and maturit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55433" calcext:value-type="float">
            <text:p>825543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maximum coverage insurance consumer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255434" calcext:value-type="float">
            <text:p>825543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medical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255436" calcext:value-type="float">
            <text:p>82554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only car consum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255437" calcext:value-type="float">
            <text:p>825543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own car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255438" calcext:value-type="float">
            <text:p>825543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private medical - all expenses paid by th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255439" calcext:value-type="float">
            <text:p>82554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rian sp - insurance - private medical - part expenses paid by th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577118" calcext:value-type="float">
            <text:p>35771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experian - finance / insurance - high insurance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77121" calcext:value-type="float">
            <text:p>357712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experian - finance / insurance - loan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577123" calcext:value-type="float">
            <text:p>357712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experian - finance / insurance - private health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577125" calcext:value-type="float">
            <text:p>357712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experian - finance / insurance - private investo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986469" calcext:value-type="float">
            <text:p>698646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has pet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986471" calcext:value-type="float">
            <text:p>698647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has private medical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986473" calcext:value-type="float">
            <text:p>698647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allianz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986474" calcext:value-type="float">
            <text:p>698647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ax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986476" calcext:value-type="float">
            <text:p>698647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devk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986478" calcext:value-type="float">
            <text:p>698647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hdi gerl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986479" calcext:value-type="float">
            <text:p>698647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huk-cobur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86480" calcext:value-type="float">
            <text:p>698648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e kantar - consumer financial - insurance - insurance company - r+v versicheru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676223" calcext:value-type="float">
            <text:p>1567622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has a auto help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676217" calcext:value-type="float">
            <text:p>156762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has a auto help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676232" calcext:value-type="float">
            <text:p>1567623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has a private health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676229" calcext:value-type="float">
            <text:p>1567622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has a private health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676236" calcext:value-type="float">
            <text:p>156762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has an unemployment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676245" calcext:value-type="float">
            <text:p>1567624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dk ndr - 04 economy - insurance - no unemployment insurance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180502" calcext:value-type="float">
            <text:p>221805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accident insurance - have life and accidents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180528" calcext:value-type="float">
            <text:p>2218052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b2b - industry - cnae letter k - financial and insurance activiti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180637" calcext:value-type="float">
            <text:p>2218063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home insurance - has home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180638" calcext:value-type="float">
            <text:p>2218063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home insurance - type of home insurance coverage - building coverag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180639" calcext:value-type="float">
            <text:p>221806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home insurance - type of home insurance coverage - contents coverag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180640" calcext:value-type="float">
            <text:p>2218064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home insurance - type of home insurance coverage - unlimited or full coverag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180708" calcext:value-type="float">
            <text:p>2218070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2 - great insurance consum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180709" calcext:value-type="float">
            <text:p>2218070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3 - insurance consumer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180710" calcext:value-type="float">
            <text:p>2218071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4 - maximum coverage insurance consumer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180711" calcext:value-type="float">
            <text:p>2218071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5 - compulsory insurance + health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180712" calcext:value-type="float">
            <text:p>2218071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6 - compulsory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180713" calcext:value-type="float">
            <text:p>2218071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7 - occasional consum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180714" calcext:value-type="float">
            <text:p>2218071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8 - only car consum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180716" calcext:value-type="float">
            <text:p>2218071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es experian - sociodemographic - insurance segmentation - ta9 - sporadic consum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019229" calcext:value-type="float">
            <text:p>2101922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experian - activity sector - bank /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019357" calcext:value-type="float">
            <text:p>2101935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experian - financial products services - lif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1019511" calcext:value-type="float">
            <text:p>2101951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experian - mosaic type - d18 families, teens, tv and lif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1019549" calcext:value-type="float">
            <text:p>2101954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experian - mosaic type - l49 craftspeople, life insurance and equip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255917" calcext:value-type="float">
            <text:p>72559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ag2r la mondia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255918" calcext:value-type="float">
            <text:p>72559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allianz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255919" calcext:value-type="float">
            <text:p>725591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amaguiz.com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255920" calcext:value-type="float">
            <text:p>72559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aviv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255921" calcext:value-type="float">
            <text:p>725592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ax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255922" calcext:value-type="float">
            <text:p>725592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bnp pariba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255923" calcext:value-type="float">
            <text:p>725592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caisse d'epargn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255924" calcext:value-type="float">
            <text:p>725592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cic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255927" calcext:value-type="float">
            <text:p>725592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direct as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255928" calcext:value-type="float">
            <text:p>725592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eurofi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255929" calcext:value-type="float">
            <text:p>725592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gan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255930" calcext:value-type="float">
            <text:p>725593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generali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255931" calcext:value-type="float">
            <text:p>725593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gm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255932" calcext:value-type="float">
            <text:p>725593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groupam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255933" calcext:value-type="float">
            <text:p>725593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lc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255934" calcext:value-type="float">
            <text:p>725593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aa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255935" calcext:value-type="float">
            <text:p>725593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ac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255936" calcext:value-type="float">
            <text:p>72559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a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255937" calcext:value-type="float">
            <text:p>725593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atmu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255938" calcext:value-type="float">
            <text:p>725593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m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255939" calcext:value-type="float">
            <text:p>72559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mutuelle frs motard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255940" calcext:value-type="float">
            <text:p>725594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consumer financial - auto insurance - societe generale / sogessu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255961" calcext:value-type="float">
            <text:p>725596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health insurance - have private health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255962" calcext:value-type="float">
            <text:p>725596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fr kantar - home insurance - have hom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779715" calcext:value-type="float">
            <text:p>2177971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experian - finance / insurance - high insurance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1779716" calcext:value-type="float">
            <text:p>2177971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experian - finance / insurance - loan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1779717" calcext:value-type="float">
            <text:p>217797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experian - finance / insurance - private health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779719" calcext:value-type="float">
            <text:p>2177971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experian - finance / insurance - private investo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790082" calcext:value-type="float">
            <text:p>2179008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has building and contents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790083" calcext:value-type="float">
            <text:p>2179008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has pet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790084" calcext:value-type="float">
            <text:p>2179008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has private medical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1790085" calcext:value-type="float">
            <text:p>2179008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allianz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790086" calcext:value-type="float">
            <text:p>2179008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ax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790087" calcext:value-type="float">
            <text:p>2179008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devk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790088" calcext:value-type="float">
            <text:p>2179008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hdi gerl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1790089" calcext:value-type="float">
            <text:p>2179008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huk-cobur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790090" calcext:value-type="float">
            <text:p>2179009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de kantar media tgi - personal finance - insurance company - r+v versicheru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779948" calcext:value-type="float">
            <text:p>2177994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experian - financial products services - lif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1780030" calcext:value-type="float">
            <text:p>21780030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eyeota - miq - fr experian - mosaic type - d18 families, teens, tv and lif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780237" calcext:value-type="float">
            <text:p>21780237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eyeota - miq - fr experian - mosaic type - l49 craftspeople, life insurance and equip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1790226" calcext:value-type="float">
            <text:p>2179022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ag2r la mondial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1790227" calcext:value-type="float">
            <text:p>2179022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allianz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1790228" calcext:value-type="float">
            <text:p>2179022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amaguiz.com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790229" calcext:value-type="float">
            <text:p>2179022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aviv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790230" calcext:value-type="float">
            <text:p>2179023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ax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790235" calcext:value-type="float">
            <text:p>2179023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bnp pariba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790236" calcext:value-type="float">
            <text:p>217902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caisse d'epargn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790239" calcext:value-type="float">
            <text:p>217902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cic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790243" calcext:value-type="float">
            <text:p>2179024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direct as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790244" calcext:value-type="float">
            <text:p>2179024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eurofi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790245" calcext:value-type="float">
            <text:p>2179024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gan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790246" calcext:value-type="float">
            <text:p>2179024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generali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1790247" calcext:value-type="float">
            <text:p>217902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gm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790248" calcext:value-type="float">
            <text:p>2179024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groupam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1790249" calcext:value-type="float">
            <text:p>2179024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lcl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1790250" calcext:value-type="float">
            <text:p>2179025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aa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1790251" calcext:value-type="float">
            <text:p>2179025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ac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1790252" calcext:value-type="float">
            <text:p>2179025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aif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1790253" calcext:value-type="float">
            <text:p>2179025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atmu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790254" calcext:value-type="float">
            <text:p>2179025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ma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1790255" calcext:value-type="float">
            <text:p>2179025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mutuelle frs motard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1790275" calcext:value-type="float">
            <text:p>2179027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auto insurance - societe generale / sogessu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1790305" calcext:value-type="float">
            <text:p>2179030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health insurance - have private health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790307" calcext:value-type="float">
            <text:p>2179030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fr kantar media tgi - home insurance - have home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782367" calcext:value-type="float">
            <text:p>2178236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miq - uk experian - spend trends - likely to spend on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742471" calcext:value-type="float">
            <text:p>1574247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se ndr - 14 online shopping - on-line shopping: insurance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742473" calcext:value-type="float">
            <text:p>1574247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se ndr - 14 online shopping - on-line shopping: insurance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7615121" calcext:value-type="float">
            <text:p>1761512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yeota - uk experian - spend trends - likely to spend on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415716" calcext:value-type="float">
            <text:p>2241571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fifty custom segments - audiences by fifty &gt; allianz car insurance &gt; french motorists - f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723098" calcext:value-type="float">
            <text:p>1372309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household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722777" calcext:value-type="float">
            <text:p>13722777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gfk &gt; de &gt; financial market services &gt; occupational disability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723425" calcext:value-type="float">
            <text:p>1372342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private accident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723139" calcext:value-type="float">
            <text:p>1372313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private liability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722758" calcext:value-type="float">
            <text:p>1372275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private pension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723165" calcext:value-type="float">
            <text:p>1372316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residential building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723354" calcext:value-type="float">
            <text:p>1372335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fk &gt; de &gt; financial market services &gt; unit-linked life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2821" calcext:value-type="float">
            <text:p>407282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france auto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72819" calcext:value-type="float">
            <text:p>407281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france homeowners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72818" calcext:value-type="float">
            <text:p>40728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france life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4041" calcext:value-type="float">
            <text:p>407404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germany auto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4035" calcext:value-type="float">
            <text:p>407403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germany homeowners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74034" calcext:value-type="float">
            <text:p>407403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germany life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75065" calcext:value-type="float">
            <text:p>407506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italy auto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75062" calcext:value-type="float">
            <text:p>407506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italy homeowners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5060" calcext:value-type="float">
            <text:p>407506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italy life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0306" calcext:value-type="float">
            <text:p>407030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spain auto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70305" calcext:value-type="float">
            <text:p>407030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spain homeowners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70304" calcext:value-type="float">
            <text:p>407030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ernational_eu - spain lif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120203" calcext:value-type="float">
            <text:p>11120203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kbm group - germany - az direct - target groups | insurance | target groups with focus on insurance | best ager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120188" calcext:value-type="float">
            <text:p>11120188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kbm group - germany - az direct - target groups | insurance | target groups with focus on insurance | familie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20194" calcext:value-type="float">
            <text:p>11120194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kbm group - germany - az direct - target groups | insurance | target groups with focus on insurance | individualistic about risk-tak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120238" calcext:value-type="float">
            <text:p>11120238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kbm group - germany - az direct - target groups | insurance | target groups with focus on insurance | job starter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120193" calcext:value-type="float">
            <text:p>11120193</text:p>
          </table:table-cell>
          <table:table-cell office:value-type="string" calcext:value-type="string">
            <text:p>insurance</text:p>
          </table:table-cell>
          <table:table-cell table:style-name="ce7" office:value-type="string" calcext:value-type="string">
            <text:p>kbm group - germany - az direct - target groups | insurance | target groups with focus on insurance | social security-oriented peopl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054154" calcext:value-type="float">
            <text:p>1105415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kbm group - germany - panadress consumer data | target groups | insurance | automobile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054202" calcext:value-type="float">
            <text:p>110542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kbm group - germany - panadress consumer data | target groups | insurance | legal protection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054151" calcext:value-type="float">
            <text:p>1105415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kbm group - germany - panadress consumer data | target groups | insurance | personal accident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054146" calcext:value-type="float">
            <text:p>1105414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kbm group - germany - panadress consumer data | target groups | insurance | private health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053584" calcext:value-type="float">
            <text:p>1105358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kbm group - germany - schober | finance | insurance superconsumer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7756681" calcext:value-type="float">
            <text:p>1775668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tereacit_generali_auto_insurance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7756674" calcext:value-type="float">
            <text:p>1775667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tereacit_generali_life_insurance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725818" calcext:value-type="float">
            <text:p>207258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ielsen france - social - finance - insurance - auto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648422" calcext:value-type="float">
            <text:p>1864842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ielsen france - social - finance - insurance - hom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850687" calcext:value-type="float">
            <text:p>785068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(fr) &gt; financial services &gt; insurance &gt; in-market &gt; auto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50689" calcext:value-type="float">
            <text:p>785068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(fr) &gt; financial services &gt; insurance &gt; in-market &gt; home and property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50688" calcext:value-type="float">
            <text:p>785068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(fr) &gt; financial services &gt; insurance &gt; interest (affinity) &gt; auto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850692" calcext:value-type="float">
            <text:p>785069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(fr) &gt; financial services &gt; insurance &gt; interest (affinity) &gt; home and property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868408" calcext:value-type="float">
            <text:p>786840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b2b &gt; firmographic &gt; industry &gt; financial &amp; insurance services &gt; fund manag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68402" calcext:value-type="float">
            <text:p>78684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b2b &gt; firmographic &gt; industry &gt; financial &amp; insurance services &gt; investment bank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68403" calcext:value-type="float">
            <text:p>786840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b2b &gt; firmographic &gt; industry &gt; financial &amp; insurance services &gt; securities &amp; commodities brokerag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68404" calcext:value-type="float">
            <text:p>786840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b2b &gt; firmographic &gt; industry &gt; financial &amp; insurance services &gt; wealth manag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866809" calcext:value-type="float">
            <text:p>786680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financial services &gt; insurance &gt; holders &gt; auto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66807" calcext:value-type="float">
            <text:p>786680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financial services &gt; insurance &gt; holders &gt; home &amp; property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66805" calcext:value-type="float">
            <text:p>786680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financial services &gt; insurance &gt; holders &gt; life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866806" calcext:value-type="float">
            <text:p>786680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financial services &gt; insurance &gt; in-market &gt; life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866814" calcext:value-type="float">
            <text:p>786681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france &gt; financial services &gt; insurance &gt; interest &gt; life insu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849528" calcext:value-type="float">
            <text:p>784952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(de) &gt; financial services &gt; insurance &gt; in-market &gt; auto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849534" calcext:value-type="float">
            <text:p>784953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(de) &gt; financial services &gt; insurance &gt; interest (affinity) &gt; auto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49532" calcext:value-type="float">
            <text:p>784953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(de) &gt; financial services &gt; insurance &gt; interest (affinity) &gt; home and property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849533" calcext:value-type="float">
            <text:p>784953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(de) &gt; financial services &gt; insurance &gt; interest (affinity) &gt; life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68472" calcext:value-type="float">
            <text:p>786847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b2b &gt; firmographic &gt; industry &gt; financial &amp; insurance services &gt; fund managem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868468" calcext:value-type="float">
            <text:p>786846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b2b &gt; firmographic &gt; industry &gt; financial &amp; insurance services &gt; investment bank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68469" calcext:value-type="float">
            <text:p>786846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b2b &gt; firmographic &gt; industry &gt; financial &amp; insurance services &gt; securities &amp; commodities brokerag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868470" calcext:value-type="float">
            <text:p>786847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b2b &gt; firmographic &gt; industry &gt; financial &amp; insurance services &gt; wealth managem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865741" calcext:value-type="float">
            <text:p>786574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financial services &gt; insurance &gt; in-market &gt; health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865747" calcext:value-type="float">
            <text:p>78657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financial services &gt; insurance &gt; in-market &gt; home &amp; property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65748" calcext:value-type="float">
            <text:p>786574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financial services &gt; insurance &gt; in-market &gt; life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849531" calcext:value-type="float">
            <text:p>784953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germany &gt; financial services &gt; insurance &gt; interest &gt; health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850388" calcext:value-type="float">
            <text:p>785038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(it) &gt; business (b2b) &gt; firmographic &gt; company industry &gt; financial and insurance service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865858" calcext:value-type="float">
            <text:p>786585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(it) &gt; financial services &gt; insurance &gt; in-market &gt; life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49644" calcext:value-type="float">
            <text:p>784964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(it) &gt; financial services &gt; insurance &gt; interest (affinity) &gt; auto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849647" calcext:value-type="float">
            <text:p>78496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(it) &gt; financial services &gt; insurance &gt; interest (affinity) &gt; home and property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49642" calcext:value-type="float">
            <text:p>784964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(it) &gt; financial services &gt; insurance &gt; interest (affinity) &gt; life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868524" calcext:value-type="float">
            <text:p>786852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b2b &gt; firmographic &gt; industry &gt; financial &amp; insurance services &gt; fund managem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868525" calcext:value-type="float">
            <text:p>786852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b2b &gt; firmographic &gt; industry &gt; financial &amp; insurance services &gt;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868520" calcext:value-type="float">
            <text:p>78685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b2b &gt; firmographic &gt; industry &gt; financial &amp; insurance services &gt; investment bank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868521" calcext:value-type="float">
            <text:p>786852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b2b &gt; firmographic &gt; industry &gt; financial &amp; insurance services &gt; securities &amp; commodities brokerag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868522" calcext:value-type="float">
            <text:p>786852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b2b &gt; firmographic &gt; industry &gt; financial &amp; insurance services &gt; wealth managem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65856" calcext:value-type="float">
            <text:p>786585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italy &gt; financial services &gt; insurance &gt; in-market &gt; auto insurance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849958" calcext:value-type="float">
            <text:p>784995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(es) &gt; financial services &gt; insurance &gt; in-market &gt; auto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849956" calcext:value-type="float">
            <text:p>784995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(es) &gt; financial services &gt; insurance &gt; in-market &gt; home and property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849957" calcext:value-type="float">
            <text:p>784995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(es) &gt; financial services &gt; insurance &gt; interest (affinity) &gt; auto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849955" calcext:value-type="float">
            <text:p>784995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(es) &gt; financial services &gt; insurance &gt; interest (affinity) &gt; home and property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868669" calcext:value-type="float">
            <text:p>786866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b2b &gt; firmographic &gt; industry &gt; financial &amp; insurance services &gt; fund managem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68665" calcext:value-type="float">
            <text:p>786866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b2b &gt; firmographic &gt; industry &gt; financial &amp; insurance services &gt; investment bank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68666" calcext:value-type="float">
            <text:p>786866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b2b &gt; firmographic &gt; industry &gt; financial &amp; insurance services &gt; securities &amp; commodities brokerag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68667" calcext:value-type="float">
            <text:p>786866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b2b &gt; firmographic &gt; industry &gt; financial &amp; insurance services &gt; wealth managem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866245" calcext:value-type="float">
            <text:p>786624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financial services &gt; insurance &gt; in-market &gt; health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66243" calcext:value-type="float">
            <text:p>786624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financial services &gt; insurance &gt; in-market &gt; lif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49954" calcext:value-type="float">
            <text:p>784995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financial services &gt; insurance &gt; interest &gt; health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66242" calcext:value-type="float">
            <text:p>786624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oracle country-specific audiences &gt; spain &gt; financial services &gt; insurance &gt; interest &gt; lif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724578" calcext:value-type="float">
            <text:p>1372457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chober &gt; de &gt; b2c &gt; insurance &gt; additional private health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724741" calcext:value-type="float">
            <text:p>1372474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chober &gt; de &gt; b2c &gt; insurance &gt; household and building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724687" calcext:value-type="float">
            <text:p>1372468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chober &gt; de &gt; b2c &gt; insurance &gt; legal expenses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724582" calcext:value-type="float">
            <text:p>1372458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chober &gt; de &gt; b2c &gt; insurance &gt; private health 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267245" calcext:value-type="float">
            <text:p>826724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harethis - ca, fr, de, uk, au, hk - finance - insurance - health insurance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267246" calcext:value-type="float">
            <text:p>826724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harethis - ca, fr, de, uk, au, hk - finance - insurance - home insurance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267247" calcext:value-type="float">
            <text:p>82672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harethis - ca, fr, de, uk, au, hk - finance - insurance - life insurance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67249" calcext:value-type="float">
            <text:p>826724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harethis - ca, fr, de, uk, au, hk - finance - insurance - vehicle insurance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551290" calcext:value-type="float">
            <text:p>2655129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manypets_catinsuranc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551293" calcext:value-type="float">
            <text:p>2655129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manypets_doginsuranc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551294" calcext:value-type="float">
            <text:p>2655129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manypets_petinsuranc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551295" calcext:value-type="float">
            <text:p>2655129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neg_manypets_petinsuranc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551296" calcext:value-type="float">
            <text:p>2655129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pr_manypets_petinsuranc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551297" calcext:value-type="float">
            <text:p>2655129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xaxisse_pr_manypets_petinsurance_seed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8403" calcext:value-type="float">
            <text:p>42840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d_adv_ergo_de_insuranc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799162" calcext:value-type="float">
            <text:p>1379916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france &gt; back to school &gt; auto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7254633" calcext:value-type="float">
            <text:p>1725463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france &gt; interest &gt; auto &amp; vehicles &gt; car insu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711036" calcext:value-type="float">
            <text:p>1371103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711088" calcext:value-type="float">
            <text:p>1371108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711152" calcext:value-type="float">
            <text:p>1371115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765610" calcext:value-type="float">
            <text:p>1376561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765627" calcext:value-type="float">
            <text:p>1376562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765674" calcext:value-type="float">
            <text:p>1376567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65827" calcext:value-type="float">
            <text:p>1376582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765901" calcext:value-type="float">
            <text:p>1376590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766031" calcext:value-type="float">
            <text:p>1376603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766702" calcext:value-type="float">
            <text:p>137667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766802" calcext:value-type="float">
            <text:p>137668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interest &gt; banking (loans/real estate/bank account/investments/debts/insurance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977758" calcext:value-type="float">
            <text:p>1597775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italy &gt; purchase intent &gt; finance &amp; investment &gt; banking (real estate/investments/insurance/credits/debts/bank account)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929572" calcext:value-type="float">
            <text:p>2092957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custom &gt; sunmedia &gt; automotive &gt; car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997186" calcext:value-type="float">
            <text:p>2099718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custom &gt; sunmedia &gt; purchase intent &gt; automotive &gt; auto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445324" calcext:value-type="float">
            <text:p>1244532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interest &gt; automotive &gt; car insurance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480035" calcext:value-type="float">
            <text:p>1548003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interest &gt; automotive &gt; car insurance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735334" calcext:value-type="float">
            <text:p>1273533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interest &gt; car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735347" calcext:value-type="float">
            <text:p>1273534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interest &gt; car insura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921053" calcext:value-type="float">
            <text:p>2092105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zeotap &gt; spain &gt; purchase intent &gt; automotive &gt; car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4952561" calcext:value-type="float">
            <text:p>24952561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de &gt; black friday 2020 audiences &gt; black friday 2020 - luxury shopp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225898" calcext:value-type="float">
            <text:p>13225898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de &gt; interests &gt; style and fashion &gt; jewellery and luxury watch buy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225908" calcext:value-type="float">
            <text:p>13225908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de &gt; interests &gt; style and fashion &gt; luxury shopp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4952584" calcext:value-type="float">
            <text:p>24952584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es &gt; black friday 2020 audiences &gt; black friday 2020 - luxury shopp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829278" calcext:value-type="float">
            <text:p>13829278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es &gt; interests &gt; style and fashion &gt; jewellery and luxury watch buy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829273" calcext:value-type="float">
            <text:p>13829273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es &gt; interests &gt; style and fashion &gt; luxury shopp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4952572" calcext:value-type="float">
            <text:p>24952572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fr &gt; black friday 2020 audiences &gt; black friday 2020 - luxury shopp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3227694" calcext:value-type="float">
            <text:p>13227694</text:p>
          </table:table-cell>
          <table:table-cell office:value-type="string" calcext:value-type="string">
            <text:p>luxury</text:p>
          </table:table-cell>
          <table:table-cell table:style-name="ce8" office:value-type="string" calcext:value-type="string">
            <text:p>adsquare data alliance &gt; fr &gt; interests &gt; style and fashion &gt; jewellery and luxury watch buy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227700" calcext:value-type="float">
            <text:p>1322770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dsquare data alliance &gt; fr &gt; interests &gt; style and fashion &gt; luxury shopp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4952580" calcext:value-type="float">
            <text:p>2495258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dsquare data alliance &gt; it &gt; black friday 2020 audiences &gt; black friday 2020 - luxury shopp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829601" calcext:value-type="float">
            <text:p>138296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dsquare data alliance &gt; it &gt; interests &gt; style and fashion &gt; jewellery and luxury watch buy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829594" calcext:value-type="float">
            <text:p>1382959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dsquare data alliance &gt; it &gt; interests &gt; style and fashion &gt; luxury shopp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44096" calcext:value-type="float">
            <text:p>1004409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ffiperf_katespade_luxuryfashionfrench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769425" calcext:value-type="float">
            <text:p>1976942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irfranc_af_luxury_people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764564" calcext:value-type="float">
            <text:p>1976456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irfranc_af_luxury_people_e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764854" calcext:value-type="float">
            <text:p>1976485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irfranc_af_luxury_people_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1670314" calcext:value-type="float">
            <text:p>2167031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udience 78492, es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670342" calcext:value-type="float">
            <text:p>2167034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udience 78520, es &gt; sport &amp; luxury ca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25233" calcext:value-type="float">
            <text:p>472523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acquireweb - claritas &gt; auto &gt; auto purchase model &gt; luxury european car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7952" calcext:value-type="float">
            <text:p>179795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experian &gt; auto &gt; purchase predictor &gt; luxury car - european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986623" calcext:value-type="float">
            <text:p>998662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france &gt; behavioral - auto &gt; in-market auto intenders - luxury ca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987322" calcext:value-type="float">
            <text:p>998732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france &gt; behavioral - retail &gt; luxury goods shoppers (affluent consumer)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986824" calcext:value-type="float">
            <text:p>998682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germany &gt; behavioral - auto &gt; in-market auto intenders - luxury ca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986655" calcext:value-type="float">
            <text:p>99866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germany &gt; behavioral - retail &gt; luxury goods shoppers (affluent consumer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987253" calcext:value-type="float">
            <text:p>998725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italy &gt; behavioral - auto &gt; in-market auto intenders - luxury ca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987059" calcext:value-type="float">
            <text:p>998705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italy &gt; behavioral - retail &gt; luxury goods shoppers (affluent consumer)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987242" calcext:value-type="float">
            <text:p>998724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spain &gt; behavioral - auto &gt; in-market auto intenders - luxury ca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987468" calcext:value-type="float">
            <text:p>99874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factual - geopulse audiences &gt; spain &gt; behavioral - retail &gt; luxury goods shoppers (affluent consumer)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102369" calcext:value-type="float">
            <text:p>1510236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nordic data resources &gt; denmark &gt; shopping &gt; shops luxury product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154134" calcext:value-type="float">
            <text:p>1115413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nordic data resources &gt; denmark &gt; shopping &gt; shops luxury product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12538" calcext:value-type="float">
            <text:p>801253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nordic data resources &gt; denmark &gt; super target &gt; cars &gt; luxury c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103213" calcext:value-type="float">
            <text:p>1510321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nordic data resources &gt; finland &gt; automotive &gt; car segment &gt; f: luxury cars (power reach)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56339" calcext:value-type="float">
            <text:p>1115633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nordic data resources &gt; finland &gt; automotive &gt; car segment &gt; f: luxury cars (super target)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18146" calcext:value-type="float">
            <text:p>751814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semasio &gt; denmark &gt; interest &gt; automotive &gt; luxury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18156" calcext:value-type="float">
            <text:p>751815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semasio &gt; denmark &gt; interest &gt; luxury product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18187" calcext:value-type="float">
            <text:p>751818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semasio &gt; sweden &gt; interest &gt; automotive &gt; luxury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18197" calcext:value-type="float">
            <text:p>751819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branded data &gt; semasio &gt; sweden &gt; interest &gt; luxury product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9266327" calcext:value-type="float">
            <text:p>1926632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custom segments &gt; schober b2b mobile data germany - food, luxury food and beverages - 1st and 2nd management level - gps dat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614348" calcext:value-type="float">
            <text:p>861434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xperian fr - auto - manufacturer - car positioning - 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734885" calcext:value-type="float">
            <text:p>1573488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yeota - dk ndr - 10 shopping - shops luxury product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1019670" calcext:value-type="float">
            <text:p>2101967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yeota - fr experian - type of car - luxury ca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780333" calcext:value-type="float">
            <text:p>2178033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yeota - miq - fr experian - type of car - luxury ca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7576572" calcext:value-type="float">
            <text:p>1757657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yeota - se ndr - 18 kantar media tgi se - orvesto purchase intent - purchase intent - home luxury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35374" calcext:value-type="float">
            <text:p>30353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eyeota - us experian - reach - propensity models - auto - luxury car - european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716787" calcext:value-type="float">
            <text:p>1371678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fidall &gt; fr &gt; car rental customers &gt; gentleman luxury ca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193621" calcext:value-type="float">
            <text:p>1219362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france_luxuryshopp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73214" calcext:value-type="float">
            <text:p>407321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france luxury ca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2761" calcext:value-type="float">
            <text:p>407276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france online shoppers 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2736" calcext:value-type="float">
            <text:p>407273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france shoppers cosmetics 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2752" calcext:value-type="float">
            <text:p>407275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france shoppers mens clothing 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2744" calcext:value-type="float">
            <text:p>407274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france shoppers womens clothing 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4318" calcext:value-type="float">
            <text:p>407431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germany luxury ca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73975" calcext:value-type="float">
            <text:p>407397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germany online shoppers luxur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73953" calcext:value-type="float">
            <text:p>407395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germany shoppers cosmetics luxur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73964" calcext:value-type="float">
            <text:p>407396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germany shoppers mens clothing luxur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73960" calcext:value-type="float">
            <text:p>407396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germany shoppers womens clothing luxur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75374" calcext:value-type="float">
            <text:p>40753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italy luxury ca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75010" calcext:value-type="float">
            <text:p>407501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italy online shoppers luxur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74997" calcext:value-type="float">
            <text:p>407499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italy shoppers cosmetics luxur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75003" calcext:value-type="float">
            <text:p>407500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italy shoppers mens clothing luxur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75000" calcext:value-type="float">
            <text:p>407500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italy shoppers womens clothing luxur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70458" calcext:value-type="float">
            <text:p>407045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spain luxury ca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70279" calcext:value-type="float">
            <text:p>407027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spain online shoppers luxur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70268" calcext:value-type="float">
            <text:p>40702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spain shoppers cosmetics luxur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0274" calcext:value-type="float">
            <text:p>40702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spain shoppers mens clothing luxur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70271" calcext:value-type="float">
            <text:p>407027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ternational_eu - spain shoppers womens clothing luxur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3696088" calcext:value-type="float">
            <text:p>2369608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robot - luxury wealth - <text:s/>netherlands 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3678855" calcext:value-type="float">
            <text:p>236788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robot - luxury wealth - <text:s/>spai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3680597" calcext:value-type="float">
            <text:p>2368059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robot - luxury wealth - franc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3695314" calcext:value-type="float">
            <text:p>2369531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robot - luxury wealth - german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3720472" calcext:value-type="float">
            <text:p>2372047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otame &gt; custom &gt; de &gt; luxury wealth audie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3720451" calcext:value-type="float">
            <text:p>2372045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otame &gt; custom &gt; es &gt; luxury wealth audience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3720460" calcext:value-type="float">
            <text:p>2372046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otame &gt; custom &gt; fr &gt; luxury wealth audie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3720478" calcext:value-type="float">
            <text:p>2372047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otame &gt; custom &gt; nl &gt; luxury wealth audience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448068" calcext:value-type="float">
            <text:p>204480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mbbmedia_fr_fashion_luxur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725501" calcext:value-type="float">
            <text:p>137255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mobilewalla &gt; de &gt; automotive &gt; luxury vehicle own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386922" calcext:value-type="float">
            <text:p>1138692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nielsen auto - intent - by region - europe - compact luxury suv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386923" calcext:value-type="float">
            <text:p>1138692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nielsen auto - intent - by region - europe - luxury suv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649007" calcext:value-type="float">
            <text:p>1864900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nielsen france - social - shopping - luxury shoppe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50821" calcext:value-type="float">
            <text:p>785082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(fr) &gt; auto, cars and trucks &gt; in-market &gt; body styles &gt; cars &gt; luxury ca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50855" calcext:value-type="float">
            <text:p>78508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(fr) &gt; auto, cars and trucks &gt; interest (affinity) &gt; body styles &gt; cars &gt; luxury ca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575553" calcext:value-type="float">
            <text:p>857555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(fr) &gt; hobbies and interests (affinity) &gt; shopping &gt; luxury buy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576703" calcext:value-type="float">
            <text:p>857670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(fr) &gt; retail &gt; shopping styles &gt; type &gt; luxury shopp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866995" calcext:value-type="float">
            <text:p>786699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&gt; autos &gt; in-market &gt; body styles &gt; luxury crossov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66992" calcext:value-type="float">
            <text:p>786699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france &gt; autos &gt; in-market &gt; body styles &gt; luxury suv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50886" calcext:value-type="float">
            <text:p>785088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(de) &gt; auto, cars and trucks &gt; in-market &gt; body styles &gt; cars &gt; luxury ca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64568" calcext:value-type="float">
            <text:p>78645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(de) &gt; auto, cars and trucks &gt; interest (affinity) &gt; body styles &gt; cars &gt; luxury ca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575595" calcext:value-type="float">
            <text:p>857559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(de) &gt; hobbies and interests (affinity) &gt; shopping &gt; luxury buy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576735" calcext:value-type="float">
            <text:p>857673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(de) &gt; retail &gt; shopping styles &gt; type &gt; luxury shopp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67159" calcext:value-type="float">
            <text:p>786715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&gt; autos &gt; in-market &gt; body styles &gt; luxury crossov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867158" calcext:value-type="float">
            <text:p>786715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germany &gt; autos &gt; in-market &gt; body styles &gt; luxury suv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848908" calcext:value-type="float">
            <text:p>784890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italy (it) &gt; auto, cars and trucks &gt; in-market &gt; body styles &gt; cars &gt; luxury ca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48932" calcext:value-type="float">
            <text:p>784893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italy (it) &gt; auto, cars and trucks &gt; interest (affinity) &gt; body styles &gt; cars &gt; luxury ca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576762" calcext:value-type="float">
            <text:p>857676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italy (it) &gt; retail &gt; shopping styles &gt; type &gt; luxury shopp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864872" calcext:value-type="float">
            <text:p>786487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italy &gt; autos &gt; in-market &gt; body styles &gt; luxury crossov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64873" calcext:value-type="float">
            <text:p>786487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italy &gt; autos &gt; in-market &gt; body styles &gt; luxury suv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848949" calcext:value-type="float">
            <text:p>784894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(es) &gt; auto, cars and trucks &gt; in-market &gt; body styles &gt; cars &gt; luxury ca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848962" calcext:value-type="float">
            <text:p>784896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(es) &gt; auto, cars and trucks &gt; interest (affinity) &gt; body styles &gt; cars &gt; luxury ca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575774" calcext:value-type="float">
            <text:p>85757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(es) &gt; hobbies and interests (affinity) &gt; shopping &gt; luxury buy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576820" calcext:value-type="float">
            <text:p>857682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(es) &gt; retail &gt; shopping styles &gt; type &gt; luxury shopp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64986" calcext:value-type="float">
            <text:p>786498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&gt; autos &gt; in-market &gt; body styles &gt; luxury crossov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864987" calcext:value-type="float">
            <text:p>786498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acle country-specific audiences &gt; spain &gt; autos &gt; in-market &gt; body styles &gt; luxury suv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724606" calcext:value-type="float">
            <text:p>1372460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chober &gt; de &gt; b2c &gt; demography &gt; luxur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338174" calcext:value-type="float">
            <text:p>183381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at: classic extended audience - automotive - interest in luxury cars &amp; collectors</text:p>
          </table:table-cell>
          <table:table-cell office:value-type="string" calcext:value-type="string">
            <text:p>['austria']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502155" calcext:value-type="float">
            <text:p>195021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ch (de): classic extended audience - automotive - interest in luxury cars &amp; collecto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502157" calcext:value-type="float">
            <text:p>1950215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ch (fr): classic extended audience - automotive - interest in luxury cars &amp; collecto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8047604" calcext:value-type="float">
            <text:p>1804760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de: automotive - interest in luxury cars &amp; collecto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489653" calcext:value-type="float">
            <text:p>2248965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de: performance advertising - automotive - interest in luxury cars &amp; collecto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847565" calcext:value-type="float">
            <text:p>1884756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emasio - fr: classic extended audience - automotive - interest in luxury cars &amp; collecto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67655" calcext:value-type="float">
            <text:p>82676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harethis - ca, fr, de, uk, au, hk - shopping - luxury good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4781714" calcext:value-type="float">
            <text:p>2478171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ublimeskinzltd_highspender_luxury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938382" calcext:value-type="float">
            <text:p>2493838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tradespottinges_es_luxury_realestat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603967" calcext:value-type="float">
            <text:p>2460396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tradespottinges_es_zagaleta_luxury_home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660804" calcext:value-type="float">
            <text:p>1366080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unidesq_volvo_luxury_ch-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660803" calcext:value-type="float">
            <text:p>1366080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unidesq_volvo_luxury_ch-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660849" calcext:value-type="float">
            <text:p>1366084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unidesq_volvo_luxury_ch-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049301" calcext:value-type="float">
            <text:p>210493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ndr audiences - interest - luxury car - european - high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1049290" calcext:value-type="float">
            <text:p>2104929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ndr audiences - interest - luxury car - european - low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1049304" calcext:value-type="float">
            <text:p>2104930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ndr audiences - interest - luxury car - european - medium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280853" calcext:value-type="float">
            <text:p>1528085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bel_gs_predicts_luxuryautoenthus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285880" calcext:value-type="float">
            <text:p>1528588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de_gs_predicts_luxuryautoenthu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395275" calcext:value-type="float">
            <text:p>1539527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dk_gs_predicts_luxuryautoenthu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72516" calcext:value-type="float">
            <text:p>177251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men_english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72518" calcext:value-type="float">
            <text:p>177251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men_french </text:p>
          </table:table-cell>
          <table:table-cell office:value-type="string" calcext:value-type="string">
            <text:p>['france', 'europe']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2522" calcext:value-type="float">
            <text:p>177252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men_german </text:p>
          </table:table-cell>
          <table:table-cell office:value-type="string" calcext:value-type="string">
            <text:p>['germany', 'europe']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72525" calcext:value-type="float">
            <text:p>177252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men_italian </text:p>
          </table:table-cell>
          <table:table-cell office:value-type="string" calcext:value-type="string">
            <text:p>['italy', 'europe']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2526" calcext:value-type="float">
            <text:p>177252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men_spanish </text:p>
          </table:table-cell>
          <table:table-cell office:value-type="string" calcext:value-type="string">
            <text:p>['spain', 'europe']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72587" calcext:value-type="float">
            <text:p>177258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atches_french </text:p>
          </table:table-cell>
          <table:table-cell office:value-type="string" calcext:value-type="string">
            <text:p>['france', 'europe']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72588" calcext:value-type="float">
            <text:p>177258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atches_german </text:p>
          </table:table-cell>
          <table:table-cell office:value-type="string" calcext:value-type="string">
            <text:p>['germany', 'europe']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2592" calcext:value-type="float">
            <text:p>177259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atches_italian </text:p>
          </table:table-cell>
          <table:table-cell office:value-type="string" calcext:value-type="string">
            <text:p>['italy', 'europe']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72595" calcext:value-type="float">
            <text:p>177259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atches_spanish </text:p>
          </table:table-cell>
          <table:table-cell office:value-type="string" calcext:value-type="string">
            <text:p>['spain', 'europe']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72531" calcext:value-type="float">
            <text:p>177253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omen_english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72533" calcext:value-type="float">
            <text:p>177253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omen_french </text:p>
          </table:table-cell>
          <table:table-cell office:value-type="string" calcext:value-type="string">
            <text:p>['france', 'europe']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72534" calcext:value-type="float">
            <text:p>177253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omen_german </text:p>
          </table:table-cell>
          <table:table-cell office:value-type="string" calcext:value-type="string">
            <text:p>['germany', 'europe']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2536" calcext:value-type="float">
            <text:p>177253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omen_italian </text:p>
          </table:table-cell>
          <table:table-cell office:value-type="string" calcext:value-type="string">
            <text:p>['italy', 'europe']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72543" calcext:value-type="float">
            <text:p>177254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ma_luxury_women_spanish </text:p>
          </table:table-cell>
          <table:table-cell office:value-type="string" calcext:value-type="string">
            <text:p>['spain', 'europe']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283988" calcext:value-type="float">
            <text:p>1528398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es_gs_predicts_luxuryautoenthu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681602" calcext:value-type="float">
            <text:p>1968160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po_auto_luxury_xaxiscopy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195076" calcext:value-type="float">
            <text:p>2219507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po_luxury_fashion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278023" calcext:value-type="float">
            <text:p>1527802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ro_gs_predicts_luxuryautoenthus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6810" calcext:value-type="float">
            <text:p>255681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men_french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6788" calcext:value-type="float">
            <text:p>255678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men_germa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6814" calcext:value-type="float">
            <text:p>255681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men_italian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6792" calcext:value-type="float">
            <text:p>255679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men_spanis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6812" calcext:value-type="float">
            <text:p>255681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atches_french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6790" calcext:value-type="float">
            <text:p>255679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atches_germa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6816" calcext:value-type="float">
            <text:p>255681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atches_italian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6794" calcext:value-type="float">
            <text:p>255679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atches_spanis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6813" calcext:value-type="float">
            <text:p>255681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omen_french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6791" calcext:value-type="float">
            <text:p>255679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omen_germa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6817" calcext:value-type="float">
            <text:p>255681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omen_italian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6795" calcext:value-type="float">
            <text:p>255679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isuk_luxury_women_spanis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61332" calcext:value-type="float">
            <text:p>486133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switz_audi_q2_auto_luxury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825999" calcext:value-type="float">
            <text:p>2582599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switz_manor_men_30_59_luxury_fashion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31675" calcext:value-type="float">
            <text:p>473167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switz_vw_tiguan_luxury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31667" calcext:value-type="float">
            <text:p>473166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switz_vw_tiguan_luxury_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31703" calcext:value-type="float">
            <text:p>473170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xaxswitz_vw_tiguan_luxury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89293" calcext:value-type="float">
            <text:p>1948929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austria &gt; purchase intent &gt; fashion &amp; beauty &gt; luxury</text:p>
          </table:table-cell>
          <table:table-cell office:value-type="string" calcext:value-type="string">
            <text:p>['austria']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3698028" calcext:value-type="float">
            <text:p>2369802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custom &gt; irobot &gt; france &gt; luxury wealth (interest &amp; intent data)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687769" calcext:value-type="float">
            <text:p>1668776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beauty &amp; fashion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11818" calcext:value-type="float">
            <text:p>1451181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11850" calcext:value-type="float">
            <text:p>1451185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11902" calcext:value-type="float">
            <text:p>1451190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30372" calcext:value-type="float">
            <text:p>1453037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30880" calcext:value-type="float">
            <text:p>1453088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31337" calcext:value-type="float">
            <text:p>1453133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609174" calcext:value-type="float">
            <text:p>146091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609235" calcext:value-type="float">
            <text:p>1460923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609303" calcext:value-type="float">
            <text:p>1460930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641523" calcext:value-type="float">
            <text:p>1464152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641655" calcext:value-type="float">
            <text:p>1464165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641689" calcext:value-type="float">
            <text:p>1464168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990650" calcext:value-type="float">
            <text:p>1399065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interest &gt; luxury hotels fr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834001" calcext:value-type="float">
            <text:p>148340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france &gt; purchase intent &gt; fashion &amp; beauty &gt; luxury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3698091" calcext:value-type="float">
            <text:p>2369809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custom &gt; irobot &gt; germany &gt; luxury wealth (interest &amp; intent data)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11817" calcext:value-type="float">
            <text:p>1451181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interest &gt; fashion &amp; beauty &gt; luxur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11847" calcext:value-type="float">
            <text:p>1451184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interest &gt; fashion &amp; beauty &gt; luxur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11901" calcext:value-type="float">
            <text:p>145119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interest &gt; fashion &amp; beauty &gt; luxur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30371" calcext:value-type="float">
            <text:p>1453037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interest &gt; fashion &amp; beauty &gt; luxur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117544" calcext:value-type="float">
            <text:p>1711754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men, age 25-49 &gt; interest luxury fashion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094920" calcext:value-type="float">
            <text:p>1709492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automotive &gt; luxury ca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35269" calcext:value-type="float">
            <text:p>1483526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fashion &amp; beauty &gt; luxur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745132" calcext:value-type="float">
            <text:p>1974513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high-end and luxury home item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118110" calcext:value-type="float">
            <text:p>1711811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men's luxury fashion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069270" calcext:value-type="float">
            <text:p>1506927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shopping &gt; luxury item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118130" calcext:value-type="float">
            <text:p>1711813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purchase intent &gt; women's luxury fashion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117886" calcext:value-type="float">
            <text:p>1711788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germany &gt; women, age 25-49 &gt; interest luxury fashion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050804" calcext:value-type="float">
            <text:p>1705080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italy &gt; interest &gt; luxury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326268" calcext:value-type="float">
            <text:p>143262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italy &gt; purchase intent &gt; fashion &amp; beauty &gt; luxury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4587387" calcext:value-type="float">
            <text:p>2458738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italy &gt; purchase intent &gt; fashion &amp; beauty &gt; men's luxury fashion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902495" calcext:value-type="float">
            <text:p>1590249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italy &gt; purchase intent &gt; luxury furnishing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201244" calcext:value-type="float">
            <text:p>1620124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italy &gt; purchase intent &gt; winter sales &gt; luxury fashion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8848588" calcext:value-type="float">
            <text:p>1884858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automotive &gt; luxury ca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471592" calcext:value-type="float">
            <text:p>2247159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automotive &gt; luxury cars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3696317" calcext:value-type="float">
            <text:p>2369631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custom &gt; irobot &gt; spain &gt; luxury wealth (interest &amp; intent data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997335" calcext:value-type="float">
            <text:p>2099733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custom &gt; sunmedia &gt; automotive &gt; luxury ca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997602" calcext:value-type="float">
            <text:p>2099760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custom &gt; sunmedia &gt; purchase intent &gt; automotive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796826" calcext:value-type="float">
            <text:p>2179682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custom &gt; xaxis &gt; purchase intent &gt; automotive &gt; cars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3903466" calcext:value-type="float">
            <text:p>2390346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custom &gt; xaxis &gt; purchase intent &gt; home &amp; garden &gt; luxury technolog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5828884" calcext:value-type="float">
            <text:p>2582888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amp; demographics &gt; luxury (3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810419" calcext:value-type="float">
            <text:p>1681041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automotive &gt; luxury ca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11816" calcext:value-type="float">
            <text:p>1451181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11845" calcext:value-type="float">
            <text:p>1451184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11900" calcext:value-type="float">
            <text:p>1451190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30340" calcext:value-type="float">
            <text:p>1453034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30879" calcext:value-type="float">
            <text:p>1453087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31335" calcext:value-type="float">
            <text:p>1453133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609173" calcext:value-type="float">
            <text:p>14609173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609234" calcext:value-type="float">
            <text:p>1460923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09301" calcext:value-type="float">
            <text:p>1460930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641521" calcext:value-type="float">
            <text:p>14641521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853934" calcext:value-type="float">
            <text:p>1185393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lifestyle &amp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453369" calcext:value-type="float">
            <text:p>2545336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lifestyle &amp; luxury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5483429" calcext:value-type="float">
            <text:p>2548342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lifestyle &amp; luxury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500427" calcext:value-type="float">
            <text:p>1950042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luxury (publisher)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848706" calcext:value-type="float">
            <text:p>1884870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interest &gt; luxury sport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848697" calcext:value-type="float">
            <text:p>18848697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automotive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921059" calcext:value-type="float">
            <text:p>2092105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automotive &gt; luxury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500615" calcext:value-type="float">
            <text:p>19500615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automotive &gt; luxury (publisher)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247054" calcext:value-type="float">
            <text:p>1424705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247116" calcext:value-type="float">
            <text:p>1424711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247144" calcext:value-type="float">
            <text:p>1424714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29892" calcext:value-type="float">
            <text:p>1452989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30482" calcext:value-type="float">
            <text:p>14530482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30958" calcext:value-type="float">
            <text:p>1453095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609124" calcext:value-type="float">
            <text:p>1460912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481530" calcext:value-type="float">
            <text:p>19481530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797829" calcext:value-type="float">
            <text:p>19797829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fashion &amp; beauty &gt; luxury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426774" calcext:value-type="float">
            <text:p>22426774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home &amp; garden &gt; luxury technolog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3339996" calcext:value-type="float">
            <text:p>23339996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home &amp; garden &gt; luxury technology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848668" calcext:value-type="float">
            <text:p>18848668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zeotap &gt; spain &gt; purchase intent &gt; shopping &gt; luxury item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229108" calcext:value-type="float">
            <text:p>1322910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dsquare data alliance &gt; fr &gt; demographics &gt; income &gt; poo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265321" calcext:value-type="float">
            <text:p>15265321</text:p>
          </table:table-cell>
          <table:table-cell office:value-type="string" calcext:value-type="string">
            <text:p>poor</text:p>
          </table:table-cell>
          <table:table-cell table:style-name="ce8" office:value-type="string" calcext:value-type="string">
            <text:p>household income &gt; a: poorer households - lowest 20% (digiseg is a real-time data provider = no loads displayed but full reach in spain, netherland, sweden, norway, denmark, hungary (es nl se no dk hu) incl. ios safari ctv audio video mobile and display)</text:p>
          </table:table-cell>
          <table:table-cell office:value-type="string" calcext:value-type="string">
            <text:p>['denmark', 'spain', 'hungary', 'netherlands', 'sweden'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73677" calcext:value-type="float">
            <text:p>4073677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ternational_eu - france credit level - poo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4603" calcext:value-type="float">
            <text:p>40746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ternational_eu - germany credit level - poor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75603" calcext:value-type="float">
            <text:p>40756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ternational_eu - italy credit level - poor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1210" calcext:value-type="float">
            <text:p>4071210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ternational_eu - spain credit level - poor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267542" calcext:value-type="float">
            <text:p>8267542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sharethis - ca, fr, de, uk, au, hk - people &amp; society - social issues &amp; advocacy - poverty &amp; hunger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1670172" calcext:value-type="float">
            <text:p>2167017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audience 78451, es &gt; retirement period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715795" calcext:value-type="float">
            <text:p>13715795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conexance &gt; fr &gt; households &gt; typology &gt; typology conexance a &gt; a3 older retirees good incom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715753" calcext:value-type="float">
            <text:p>13715753</text:p>
          </table:table-cell>
          <table:table-cell office:value-type="string" calcext:value-type="string">
            <text:p>retir(ement|int|ee)</text:p>
          </table:table-cell>
          <table:table-cell table:style-name="ce8" office:value-type="string" calcext:value-type="string">
            <text:p>conexance &gt; fr &gt; households &gt; typology &gt; typology conexance c &gt; g2 fragile seniors retirees over 65 medium-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715805" calcext:value-type="float">
            <text:p>13715805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conexance &gt; fr &gt; households &gt; typology &gt; typology conexance g &gt; g2 fragile seniors retirees over 65 medium-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715791" calcext:value-type="float">
            <text:p>13715791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conexance &gt; fr &gt; households &gt; typology &gt; typology conexance h &gt; h2 quiet singles worker / retirees with mod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38982" calcext:value-type="float">
            <text:p>263898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xperian fr - mosaic - active families in the countryside - quiet retir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39006" calcext:value-type="float">
            <text:p>263900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xperian fr - mosaic - mature couples and seniors - retirement and regional cultur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39026" calcext:value-type="float">
            <text:p>2639026</text:p>
          </table:table-cell>
          <table:table-cell office:value-type="string" calcext:value-type="string">
            <text:p>retir(ement|int|ee)</text:p>
          </table:table-cell>
          <table:table-cell table:style-name="ce8" office:value-type="string" calcext:value-type="string">
            <text:p>experian fr - mosaic - traditional countryside - retirement and widows in the countrysid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255582" calcext:value-type="float">
            <text:p>825558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xperian sp - telecomunications - retirees connected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255583" calcext:value-type="float">
            <text:p>825558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xperian sp - telecomunications - retirees no connectio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577190" calcext:value-type="float">
            <text:p>357719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e experian - mosaic - type - f20 urban retirement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77222" calcext:value-type="float">
            <text:p>357722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e experian - mosaic - type - i35 rural retirement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575872" calcext:value-type="float">
            <text:p>1757587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k ndr - 011 ndr international - a4 less affluent mature families and couples in retirement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7575876" calcext:value-type="float">
            <text:p>1757587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k ndr - 011 ndr international - b4 comfortable mature families and couples in retirement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7575879" calcext:value-type="float">
            <text:p>17575879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k ndr - 011 ndr international - c4 prosperous mature families and couples in retirement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575880" calcext:value-type="float">
            <text:p>1757588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dk ndr - 03 life phases - elders in retirement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180706" calcext:value-type="float">
            <text:p>2218070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es experian - sociodemographic - financial segmentation - sf9 - retirees without credit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180860" calcext:value-type="float">
            <text:p>2218086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es experian - sociodemographic - mosaic segmentation - l47 - rural affluent retire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180878" calcext:value-type="float">
            <text:p>2218087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es experian - sociodemographic - telco segmentation - st6 - retirees connected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180882" calcext:value-type="float">
            <text:p>2218088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es experian - sociodemographic - telco segmentation - st9 - retirees no connection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7576023" calcext:value-type="float">
            <text:p>1757602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i ndr - 02 ndr international - a4 less affluent mature families and couples in retirement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576024" calcext:value-type="float">
            <text:p>17576024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i ndr - 02 ndr international - b4 comfortable mature families and couples in retirement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7576020" calcext:value-type="float">
            <text:p>1757602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i ndr - 02 ndr international - c4 prosperous mature families and couples in retirement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7576029" calcext:value-type="float">
            <text:p>17576029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i ndr - 03 family type - elders in retirement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1019548" calcext:value-type="float">
            <text:p>2101954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r experian - mosaic type - k48 retirement and regional cultur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019552" calcext:value-type="float">
            <text:p>2101955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r experian - mosaic type - l52 quiet retire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1019556" calcext:value-type="float">
            <text:p>2101955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fr experian - mosaic type - m56 retirement and widows in the countrysid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1779750" calcext:value-type="float">
            <text:p>2177975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de experian - mosaic - type - f20 urban retirement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779768" calcext:value-type="float">
            <text:p>2177976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de experian - mosaic - type - i35 rural retirement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780236" calcext:value-type="float">
            <text:p>2178023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fr experian - mosaic type - k48 retirement and regional cultur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780240" calcext:value-type="float">
            <text:p>2178024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fr experian - mosaic type - l52 quiet retire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780248" calcext:value-type="float">
            <text:p>2178024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fr experian - mosaic type - m56 retirement and widows in the countrysid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780691" calcext:value-type="float">
            <text:p>21780691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miq - nl experian - whooz - mosaic global - d - comfortable retirement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988175" calcext:value-type="float">
            <text:p>6988175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nl experian - whooz - mosaic global - d - comfortable retirement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7576456" calcext:value-type="float">
            <text:p>1757645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se ndr - 011 ndr international - a4 less affluent mature families and couples in retirement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7576460" calcext:value-type="float">
            <text:p>1757646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se ndr - 011 ndr international - b4 comfortable mature families and couples in retirement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576453" calcext:value-type="float">
            <text:p>1757645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se ndr - 011 ndr international - c4 prosperous mature families and couples in retirement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7576463" calcext:value-type="float">
            <text:p>1757646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eyeota - se ndr - 02 life phases - elders in retirement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72824" calcext:value-type="float">
            <text:p>4072824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international_eu - france retirement plann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74042" calcext:value-type="float">
            <text:p>407404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international_eu - germany retirement plann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75066" calcext:value-type="float">
            <text:p>407506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international_eu - italy retirement plann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70308" calcext:value-type="float">
            <text:p>407030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international_eu - spain retirement plann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756677" calcext:value-type="float">
            <text:p>17756677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litereacit_generali_retirement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8648953" calcext:value-type="float">
            <text:p>1864895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nielsen france - social - lifestage - retire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724194" calcext:value-type="float">
            <text:p>13724194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nordic data resources &gt; se &gt; i latecomers in flats &gt; i28 golden retirement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50698" calcext:value-type="float">
            <text:p>785069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france (fr) &gt; financial services &gt; investing &gt; interest (affinity) &gt; retir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73993" calcext:value-type="float">
            <text:p>857399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france (fr) &gt; life stages and events &gt; education and career &gt; retir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66810" calcext:value-type="float">
            <text:p>786681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france &gt; financial services &gt; investing &gt; in-market &gt; retireme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49538" calcext:value-type="float">
            <text:p>784953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germany (de) &gt; financial services &gt; investing &gt; interest (affinity) &gt; retirem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574002" calcext:value-type="float">
            <text:p>857400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germany (de) &gt; life stages and events &gt; education and career &gt; retirem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65746" calcext:value-type="float">
            <text:p>786574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germany &gt; financial services &gt; investing &gt; in-market &gt; retirement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49653" calcext:value-type="float">
            <text:p>784965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italy (it) &gt; financial services &gt; investing &gt; interest (affinity) &gt; retirem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574010" calcext:value-type="float">
            <text:p>857401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italy (it) &gt; life stages and events &gt; education and career &gt; retirem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865855" calcext:value-type="float">
            <text:p>7865855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italy &gt; financial services &gt; investing &gt; in-market &gt; retiremen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849960" calcext:value-type="float">
            <text:p>7849960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spain (es) &gt; financial services &gt; investing &gt; interest (affinity) &gt; retirem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574028" calcext:value-type="float">
            <text:p>8574028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spain (es) &gt; life stages and events &gt; education and career &gt; retirem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66252" calcext:value-type="float">
            <text:p>786625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oracle country-specific audiences &gt; spain &gt; financial services &gt; investing &gt; in-market &gt; retirement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724596" calcext:value-type="float">
            <text:p>13724596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schober &gt; de &gt; b2c &gt; demography &gt; conservative retire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267242" calcext:value-type="float">
            <text:p>826724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sharethis - ca, fr, de, uk, au, hk - finance - financial planning &amp; management - retirement &amp; pension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251791" calcext:value-type="float">
            <text:p>11251791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sharethis - ca, fr, de, uk, au, hk - life event - retirement planning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267533" calcext:value-type="float">
            <text:p>826753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sharethis - ca, fr, de, uk, au, hk - people &amp; society - seniors &amp; retirement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00673" calcext:value-type="float">
            <text:p>7200673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xaxisbel_gs_retirement_fr </text:p>
          </table:table-cell>
          <table:table-cell office:value-type="string" calcext:value-type="string">
            <text:p>['belgium', 'france']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00672" calcext:value-type="float">
            <text:p>7200672</text:p>
          </table:table-cell>
          <table:table-cell office:value-type="string" calcext:value-type="string">
            <text:p>retir(ement|int|ee)</text:p>
          </table:table-cell>
          <table:table-cell office:value-type="string" calcext:value-type="string">
            <text:p>xaxisbel_gs_retirement_nl </text:p>
          </table:table-cell>
          <table:table-cell office:value-type="string" calcext:value-type="string">
            <text:p>['belgium', 'netherlands']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011043" calcext:value-type="float">
            <text:p>8011043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denmark &gt; mosaic &gt; (g) urban struggle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56191" calcext:value-type="float">
            <text:p>11156191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denmark &gt; online mosaic &gt; (g) urban struggle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011153" calcext:value-type="float">
            <text:p>8011153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sweden &gt; mosaic &gt; (f) struggling follow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011185" calcext:value-type="float">
            <text:p>8011185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sweden &gt; mosaic &gt; (j) struggling latecom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156445" calcext:value-type="float">
            <text:p>11156445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sweden &gt; online mosaic &gt; (f) struggling follow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57564" calcext:value-type="float">
            <text:p>11157564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branded data &gt; nordic data resources &gt; sweden &gt; online mosaic &gt; (j) struggling latecom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38993" calcext:value-type="float">
            <text:p>2638993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experian fr - mosaic - day-to-day struggl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38994" calcext:value-type="float">
            <text:p>2638994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experian fr - mosaic - day-to-day strugglers - foreign communities looking to the futur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38995" calcext:value-type="float">
            <text:p>2638995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experian fr - mosaic - day-to-day strugglers - singles, unemployment and social hous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38996" calcext:value-type="float">
            <text:p>2638996</text:p>
          </table:table-cell>
          <table:table-cell table:style-name="ce7" office:value-type="string" calcext:value-type="string">
            <text:p>struggl(ing|er)</text:p>
          </table:table-cell>
          <table:table-cell table:style-name="ce8" office:value-type="string" calcext:value-type="string">
            <text:p>experian fr - mosaic - day-to-day strugglers - uncertainty, unncessary expenses and tv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723998" calcext:value-type="float">
            <text:p>13723998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dk &gt; g urban strugglers &gt; g23 less affluent service worke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724005" calcext:value-type="float">
            <text:p>13724005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dk &gt; g urban strugglers &gt; g24 struggling familie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724019" calcext:value-type="float">
            <text:p>13724019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dk &gt; g urban strugglers &gt; g25 less affluent manual worke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724222" calcext:value-type="float">
            <text:p>13724222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se &gt; f struggling followers &gt; f19 bright young thing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724246" calcext:value-type="float">
            <text:p>13724246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se &gt; f struggling followers &gt; f20 multicultural tow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724205" calcext:value-type="float">
            <text:p>13724205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se &gt; f struggling followers &gt; f21 ethnic urban life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724233" calcext:value-type="float">
            <text:p>13724233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se &gt; j struggling latecomers &gt; j30 lottery ticket and tenement liv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724232" calcext:value-type="float">
            <text:p>13724232</text:p>
          </table:table-cell>
          <table:table-cell table:style-name="ce7" office:value-type="string" calcext:value-type="string">
            <text:p>struggl(ing|er)</text:p>
          </table:table-cell>
          <table:table-cell office:value-type="string" calcext:value-type="string">
            <text:p>nordic data resources &gt; se &gt; j struggling latecomers &gt; j31 low-key starters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124622" calcext:value-type="float">
            <text:p>19124622</text:p>
          </table:table-cell>
          <table:table-cell office:value-type="string" calcext:value-type="string">
            <text:p>tough ?times</text:p>
          </table:table-cell>
          <table:table-cell table:style-name="ce7" office:value-type="string" calcext:value-type="string">
            <text:p>experian &gt; mosaic &gt; group s: economic challenges &gt; s71 - tough times_experian &gt; mosaic &gt; group s: economic challenges &gt; s71 - tough tim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7369099" calcext:value-type="float">
            <text:p>17369099</text:p>
          </table:table-cell>
          <table:table-cell office:value-type="string" calcext:value-type="string">
            <text:p>tough ?times</text:p>
          </table:table-cell>
          <table:table-cell table:style-name="ce7" office:value-type="string" calcext:value-type="string">
            <text:p>experian &gt; xaxis &gt; mosaic &gt; group s: economic challenges &gt; s71 - tough times_experian &gt; xaxis &gt; mosaic &gt; group s: economic challenges &gt; s71 - tough tim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7369106" calcext:value-type="float">
            <text:p>17369106</text:p>
          </table:table-cell>
          <table:table-cell office:value-type="string" calcext:value-type="string">
            <text:p>tough ?times</text:p>
          </table:table-cell>
          <table:table-cell table:style-name="ce7" office:value-type="string" calcext:value-type="string">
            <text:p>experian &gt; xaxis &gt; mosaic &gt; group s: economic challenges &gt; s71 - tough times_experian &gt; xaxis &gt; mosaic &gt; group s: economic challenges &gt; s71 - tough tim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521467" calcext:value-type="float">
            <text:p>7521467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branded data &gt; conexance &gt; france - conexance demographics &gt; lifestyle &gt; successful mature families &gt; wealthy retiree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12492" calcext:value-type="float">
            <text:p>8012492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branded data &gt; nordic data resources &gt; denmark &gt; power reach &gt; financial services &gt; wealthy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012576" calcext:value-type="float">
            <text:p>8012576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branded data &gt; nordic data resources &gt; finland &gt; power reach &gt; financial services &gt; wealthy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012936" calcext:value-type="float">
            <text:p>8012936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branded data &gt; nordic data resources &gt; sweden &gt; power reach &gt; financial services &gt; wealthy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39028" calcext:value-type="float">
            <text:p>2639028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39029" calcext:value-type="float">
            <text:p>2639029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- big families in comfor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39030" calcext:value-type="float">
            <text:p>2639030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- digital families and incom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639031" calcext:value-type="float">
            <text:p>2639031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- mature couples, comfort and financial asse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39032" calcext:value-type="float">
            <text:p>2639032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- movie culture and hard discount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639033" calcext:value-type="float">
            <text:p>2639033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xperian fr - mosaic - wealthy suburbs - wealthy eco-friendly senio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577157" calcext:value-type="float">
            <text:p>3577157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de experian - mosaic - type - b05 wealthy suburban senior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7575901" calcext:value-type="float">
            <text:p>17575901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dk ndr - 04 economy - 5 wealthy families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7576011" calcext:value-type="float">
            <text:p>17576011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fi ndr - 01 cameo groups - 01 wealthy elite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7576044" calcext:value-type="float">
            <text:p>17576044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fi ndr - 04 economy - 5 wealthy families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019463" calcext:value-type="float">
            <text:p>21019463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fr experian - mosaic group - c wealthy suburb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019505" calcext:value-type="float">
            <text:p>21019505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fr experian - mosaic type - c13 wealthy eco friendly senio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1779732" calcext:value-type="float">
            <text:p>21779732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miq - de experian - mosaic - type - b05 wealthy suburban senior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1779999" calcext:value-type="float">
            <text:p>21779999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miq - fr experian - mosaic group - c wealthy suburb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780022" calcext:value-type="float">
            <text:p>21780022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miq - fr experian - mosaic type - c13 wealthy eco friendly senior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7576500" calcext:value-type="float">
            <text:p>17576500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eyeota - se ndr - 04 household income - 5 wealthy families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77387" calcext:value-type="float">
            <text:p>8077387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kbm group - france - conexance demographics | lifestyle | promising active youth | wealthy young people living in large citie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724250" calcext:value-type="float">
            <text:p>13724250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nordic data resources &gt; se &gt; a affluent pioneers &gt; a01 scandinavia's wealthiest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6996102" calcext:value-type="float">
            <text:p>16996102</text:p>
          </table:table-cell>
          <table:table-cell office:value-type="string" calcext:value-type="string">
            <text:p>wealth(y|iest)</text:p>
          </table:table-cell>
          <table:table-cell office:value-type="string" calcext:value-type="string">
            <text:p>zeotap &gt; france &gt; interest &gt; wealthy and rural</text:p>
          </table:table-cell>
          <table:table-cell office:value-type="string" calcext:value-type="string">
            <text:p>['france']</text:p>
          </table:table-cell>
          <table:table-cell/>
        </table:table-row>
      </table:table>
      <table:named-expressions/>
      <table:database-ranges>
        <table:database-range table:name="__Anonymous_Sheet_DB__0" table:target-range-address="financial.A1:financial.F7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0T13:39:42.437040069</dc:date>
    <meta:editing-duration>PT1H31M23S</meta:editing-duration>
    <meta:editing-cycles>19</meta:editing-cycles>
    <meta:document-statistic meta:table-count="1" meta:cell-count="3789" meta:object-count="0"/>
  </office:meta>
</office:document-meta>
</file>